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d7ab" officeooo:paragraph-rsid="000fcec7"/>
    </style:style>
    <style:style style:name="P2" style:family="paragraph" style:parent-style-name="Standard">
      <style:text-properties fo:language="en" fo:country="US" officeooo:rsid="000fcec7" officeooo:paragraph-rsid="000f182f"/>
    </style:style>
    <style:style style:name="P3" style:family="paragraph" style:parent-style-name="Standard">
      <style:text-properties fo:language="en" fo:country="US" officeooo:rsid="000fcec7" officeooo:paragraph-rsid="000fcec7"/>
    </style:style>
    <style:style style:name="P4" style:family="paragraph" style:parent-style-name="Standard">
      <style:text-properties fo:language="en" fo:country="US" officeooo:rsid="000fcec7" officeooo:paragraph-rsid="001a9220"/>
    </style:style>
    <style:style style:name="P5" style:family="paragraph" style:parent-style-name="Standard">
      <style:text-properties fo:language="en" fo:country="US" officeooo:rsid="000f182f" officeooo:paragraph-rsid="000e8670" fo:background-color="#81d41a"/>
    </style:style>
    <style:style style:name="P6" style:family="paragraph" style:parent-style-name="Standard">
      <style:text-properties officeooo:paragraph-rsid="000f182f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8c587" fo:background-color="#81d41a" loext:char-shading-value="0"/>
    </style:style>
    <style:style style:name="T3" style:family="text">
      <style:text-properties officeooo:rsid="0018c587" fo:background-color="#81d41a" loext:char-shading-value="0"/>
    </style:style>
    <style:style style:name="T4" style:family="text">
      <style:text-properties officeooo:rsid="00197d5e" fo:background-color="#81d41a" loext:char-shading-value="0"/>
    </style:style>
    <style:style style:name="T5" style:family="text">
      <style:text-properties officeooo:rsid="00242101" fo:background-color="#81d41a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officeooo:rsid="0018c587"/>
    </style:style>
    <style:style style:name="T8" style:family="text">
      <style:text-properties officeooo:rsid="00197d5e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97d5e" fo:background-color="#ffff00" loext:char-shading-value="0"/>
    </style:style>
    <style:style style:name="T11" style:family="text">
      <style:text-properties officeooo:rsid="00242101" fo:background-color="#ffff00" loext:char-shading-value="0"/>
    </style:style>
    <style:style style:name="T12" style:family="text">
      <style:text-properties officeooo:rsid="00242101"/>
    </style:style>
    <style:style style:name="T13" style:family="text">
      <style:text-properties officeooo:rsid="0025d779"/>
    </style:style>
    <style:style style:name="T14" style:family="text">
      <style:text-properties officeooo:rsid="0025f8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R:</text:p>
      <text:p text:style-name="P5"><text:s text:c="4"/>• Vacation - <text:span text:style-name="T7">Urlop</text:span></text:p>
      <text:p text:style-name="P5"><text:s text:c="4"/>• Sick leave - <text:span text:style-name="T7">L4</text:span></text:p>
      <text:p text:style-name="P5"><text:s text:c="4"/>• Contract of employment – <text:span text:style-name="T7">Umowa o pracę</text:span></text:p>
      <text:p text:style-name="P5"><text:s text:c="4"/>• Notice - <text:span text:style-name="T7">Zwolnienie</text:span></text:p>
      <text:p text:style-name="P5"><text:s text:c="4"/>• Duration of the contract – <text:span text:style-name="T7">Długość zatrudnienia</text:span></text:p>
      <text:p text:style-name="P2">Bookkeeping:</text:p>
      <text:p text:style-name="P2"><text:s text:c="4"/>• <text:span text:style-name="T1">Invoices - </text:span><text:span text:style-name="T2">Faktury</text:span></text:p>
      <text:p text:style-name="P2"><text:s text:c="4"/>• <text:span text:style-name="T6">Bills - </text:span><text:span text:style-name="T3">Rachunki</text:span></text:p>
      <text:p text:style-name="P2"><text:s text:c="4"/>• Payouts - <text:span text:style-name="T7">Wypłaty</text:span></text:p>
      <text:p text:style-name="P6"><text:s text:c="4"/>• Shopping – <text:span text:style-name="T7">Zakupy firmowe(?)</text:span></text:p>
      <text:p text:style-name="P2"><text:s text:c="4"/>• <text:span text:style-name="T1">Inventory - </text:span><text:span text:style-name="T2">Inwentarz</text:span></text:p>
      <text:p text:style-name="P3">Regular employees:</text:p>
      <text:p text:style-name="P3"><text:s text:c="4"/>• <text:span text:style-name="T1">Submit a vacation request – </text:span><text:span text:style-name="T2">Składanie wniosku o urlop</text:span></text:p>
      <text:p text:style-name="P3"><text:s text:c="4"/>• <text:span text:style-name="T1">Sending a sick leave – </text:span><text:span text:style-name="T2">Składanie wniosku o L4</text:span></text:p>
      <text:p text:style-name="P3"><text:s text:c="4"/>• <text:span text:style-name="T1">Sending a notice – </text:span><text:span text:style-name="T2">Składanie wniosku o zwolnienie</text:span></text:p>
      <text:p text:style-name="P3"><text:s text:c="4"/>• <text:span text:style-name="T1">Adding products – </text:span><text:span text:style-name="T2">Dodawanie produktów</text:span></text:p>
      <text:p text:style-name="P3"><text:s text:c="4"/>• <text:span text:style-name="T1">Responding to customer emails – </text:span><text:span text:style-name="T2">Odpowiadanie na emaile klientów</text:span></text:p>
      <text:p text:style-name="P3"><text:s text:c="4"/>• Sales service – <text:span text:style-name="T13">Promocje</text:span><text:span text:style-name="T14">(?)</text:span></text:p>
      <text:p text:style-name="P3">Managers:</text:p>
      <text:p text:style-name="P3"><text:s text:c="4"/>• Monitoring of employees working hours – <text:span text:style-name="T8">Monitorowanie godzin pracy pracowniów</text:span></text:p>
      <text:p text:style-name="P3"><text:s text:c="4"/>• <text:span text:style-name="T9">Setting a budget - </text:span><text:span text:style-name="T10">Budżet</text:span></text:p>
      <text:p text:style-name="P3"><text:s text:c="4"/>• <text:span text:style-name="T1">Dismissal of workers – </text:span><text:span text:style-name="T4">Zwalnianie pracowniów(?)</text:span></text:p>
      <text:p text:style-name="P4"><text:s text:c="4"/>• <text:span text:style-name="T1">Accepting a new contract – </text:span><text:span text:style-name="T2">Przedłużenie kontraktu</text:span></text:p>
      <text:p text:style-name="P1">Marketing:</text:p>
      <text:p text:style-name="P1"><text:s text:c="4"/>• <text:span text:style-name="T9">Preparation of marketing materials – </text:span><text:span text:style-name="T10">Przygotowywanie materiałów marketingowych </text:span><text:span text:style-name="T11">2</text:span><text:span text:style-name="T12"><text:tab/></text:span></text:p>
      <text:p text:style-name="P1"><text:s text:c="4"/>• <text:span text:style-name="T1">Mailing – </text:span><text:span text:style-name="T4">Mailing </text:span><text:span text:style-name="T5">1</text:span></text:p>
      <text:p text:style-name="P1"><text:s text:c="4"/>• <text:span text:style-name="T1">Social media – </text:span><text:span text:style-name="T4">Social Media </text:span><text:span text:style-name="T5">1</text:span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8:32:59.455382508</meta:creation-date>
    <dc:date>2023-03-21T20:02:13.646320821</dc:date>
    <meta:editing-duration>PT8H17M18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45" meta:character-count="1027" meta:non-whitespace-character-count="801"/>
  </office:meta>
</office:document-meta>
</file>